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85" calcext:value-type="float">
            <text:p>1085</text:p>
          </table:table-cell>
          <table:table-cell table:style-name="ce7" table:formula="of:=COUNTIF([.B7:.B1095];&quot;X&quot;)" office:value-type="float" office:value="931" calcext:value-type="float">
            <text:p>931</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3" calcext:value-type="float">
            <text:p>123</text:p>
          </table:table-cell>
          <table:table-cell table:style-name="ce25" table:formula="of:=SUM([.B2:.F2])" office:value-type="float" office:value="1149" calcext:value-type="float">
            <text:p>114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3" table:number-rows-repeated="159">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01">00/00/0000</text:date>, <text:time style:data-style-name="N2" text:time-value="15:48:57.89020742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2-01T15:50:06.443744337</dc:date>
    <meta:editing-duration>P1DT5H21M52S</meta:editing-duration>
    <meta:editing-cycles>1086</meta:editing-cycles>
    <meta:document-statistic meta:table-count="1" meta:cell-count="6537" meta:object-count="0"/>
  </office:meta>
</office:document-meta>
</file>